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totypeTargetSource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totypeTargetSourceTests.testPrototypeAndSingletonBehaveDifferent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